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56cm" fo:min-width="0.706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79cm" fo:min-width="0.329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33cm" fo:min-width="0.381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false" fo:min-height="0.766cm"/>
    </style:style>
    <style:style style:name="gr7" style:family="graphic" style:parent-style-name="standard">
      <style:graphic-properties draw:stroke="none" svg:stroke-color="#000000" draw:fill="none" draw:fill-color="#ffffff" draw:auto-grow-height="false" fo:min-height="0.649cm"/>
    </style:style>
    <style:style style:name="gr8" style:family="graphic" style:parent-style-name="standard">
      <style:graphic-properties draw:stroke="none" svg:stroke-color="#000000" draw:fill="none" draw:fill-color="#ffffff" fo:min-height="0.649cm"/>
    </style:style>
    <style:style style:name="gr9" style:family="graphic" style:parent-style-name="standard">
      <style:graphic-properties draw:stroke="none" draw:fill="none" fo:min-height="0.832cm"/>
    </style:style>
    <style:style style:name="gr10" style:family="graphic" style:parent-style-name="standard">
      <style:graphic-properties draw:stroke="none" draw:fill="none" draw:auto-grow-height="false" fo:min-height="0.61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Rounded_20_large_20_Arrow" draw:fill="none" draw:textarea-vertical-align="middle"/>
    </style:style>
    <style:style style:name="gr13" style:family="graphic" style:parent-style-name="objectwithoutfill">
      <style:graphic-properties draw:marker-end="Arrow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893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76cm" fo:min-width="0.526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64cm" fo:min-width="0.817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1.111cm"/>
    </style:style>
    <style:style style:name="gr18" style:family="graphic" style:parent-style-name="standard">
      <style:graphic-properties draw:stroke="none" draw:fill="none" draw:auto-grow-height="false" fo:min-height="0.656cm"/>
    </style:style>
    <style:style style:name="gr19" style:family="graphic" style:parent-style-name="standard">
      <style:graphic-properties draw:stroke="none" draw:fill="none" fo:min-height="0.649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7cm" fo:min-width="0.443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04cm" fo:min-width="0.454cm" fo:padding-top="0.151cm" fo:padding-bottom="0.151cm" fo:padding-left="0.276cm" fo:padding-right="0.276cm"/>
    </style:style>
    <style:style style:name="gr22" style:family="graphic" style:parent-style-name="standard">
      <style:graphic-properties svg:stroke-color="#000000" draw:fill-color="#cccccc" draw:textarea-horizontal-align="justify" draw:textarea-vertical-align="middle" draw:auto-grow-height="false" fo:min-height="0.559cm" fo:min-width="0.398cm"/>
    </style:style>
    <style:style style:name="gr23" style:family="graphic" style:parent-style-name="objectwithoutfill">
      <style:graphic-properties draw:stroke="dash" draw:stroke-dash="Fine_20_Dashed" draw:fill="none" draw:textarea-vertical-align="middle"/>
    </style:style>
    <style:style style:name="gr24" style:family="graphic" style:parent-style-name="text">
      <style:graphic-properties draw:stroke="none" draw:fill="none" fo:min-height="0.739cm"/>
    </style:style>
    <style:style style:name="gr25" style:family="graphic" style:parent-style-name="text">
      <style:graphic-properties draw:stroke="none" draw:fill="none" fo:min-height="0.639cm"/>
    </style:style>
    <style:style style:name="gr26" style:family="graphic" style:parent-style-name="text">
      <style:graphic-properties draw:stroke="none" draw:fill="none" fo:min-height="0.772cm"/>
    </style:style>
    <style:style style:name="gr27" style:family="graphic" style:parent-style-name="text">
      <style:graphic-properties draw:stroke="none" draw:fill="none" fo:min-height="0.766cm"/>
    </style:style>
    <style:style style:name="gr28" style:family="graphic" style:parent-style-name="text">
      <style:graphic-properties draw:stroke="none" draw:fill="none" fo:min-height="0.575cm"/>
    </style:style>
    <style:style style:name="gr29" style:family="graphic" style:parent-style-name="text">
      <style:graphic-properties draw:stroke="none" draw:fill="none" fo:min-height="0.829cm"/>
    </style:style>
    <style:style style:name="gr30" style:family="graphic" style:parent-style-name="text">
      <style:graphic-properties draw:stroke="none" draw:fill="none" fo:min-height="0.645cm"/>
    </style:style>
    <style:style style:name="gr31" style:family="graphic" style:parent-style-name="text">
      <style:graphic-properties draw:stroke="none" svg:stroke-color="#000000" draw:fill="none" draw:fill-color="#ffffff" fo:min-height="0.949cm"/>
    </style:style>
    <style:style style:name="gr32" style:family="graphic" style:parent-style-name="text">
      <style:graphic-properties draw:stroke="solid" svg:stroke-color="#000000" draw:textarea-horizontal-align="justify" draw:textarea-vertical-align="middle" draw:auto-grow-height="false" fo:min-height="2.925cm" fo:min-width="5.85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56cm" fo:min-width="0.706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7cm" fo:min-width="0.443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04cm" fo:min-width="0.454cm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style:font-name="Droid Sans Fallback" fo:font-size="14pt" style:font-name-asian="Droid Sans Fallback" style:font-size-asian="14pt" style:font-size-complex="14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Droid Sans Fallback" fo:font-size="14pt" style:font-name-asian="Droid Sans Fallback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778cm" svg:height="1.778cm" svg:x="2.778cm" svg:y="5.3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0.71cm" svg:height="0.441cm" draw:transform="skewX (-0.779464043940668) rotate (-2.4614378440876) translate (4.20143980485311cm 5.44795168208645cm)" svg:viewBox="0 0 711 442" svg:d="M0 19c165-13 336-52 495 42l143 148 68 213 5 20">
            <text:p/>
          </draw:path>
          <draw:path draw:style-name="gr2" draw:text-style-name="P2" draw:layer="layout" svg:width="0.845cm" svg:height="0.182cm" draw:transform="skewX (-0.217468024798493) rotate (-1.52210164066426) translate (3.04484558823529cm 5.821cm)" svg:viewBox="0 0 846 183" svg:d="M0 0c251 15 623-36 718 116l128 67">
            <text:p/>
          </draw:path>
        </draw:g>
        <draw:g>
          <draw:custom-shape draw:style-name="gr1" draw:text-style-name="P1" draw:layer="layout" svg:width="1.778cm" svg:height="1.778cm" svg:x="6.186cm" svg:y="5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1.087cm" svg:height="0.74cm" draw:transform="rotate (-1.5707963267949) translate (6.56683553728961cm 5.445cm)" svg:viewBox="0 0 1088 741" svg:d="M0 7c128-28 235 39 360 55 130 17 244 84 372 112 138 31 265 117 317 233 47 105 61 233-11 334h-11">
            <text:p/>
          </draw:path>
          <draw:path draw:style-name="gr2" draw:text-style-name="P2" draw:layer="layout" svg:width="1.142cm" svg:height="0.81cm" draw:transform="rotate (1.5707963267949) translate (7.58317999899882cm 6.58837466738133cm)" svg:viewBox="0 0 1143 811" svg:d="M1143 8c-134-32-247 42-378 60-136 19-256 92-391 123-144 33-278 128-333 254-49 115-64 255 12 366h12">
            <text:p/>
          </draw:path>
          <draw:path draw:style-name="gr3" draw:text-style-name="P2" draw:layer="layout" svg:width="0.987cm" svg:height="0.448cm" draw:transform="rotate (-2.35619449019235) translate (6.8845cm 5.76250000000001cm)" svg:viewBox="0 0 988 449" svg:d="M0 449c359 0 629-90 629-90l359-359">
            <text:p/>
          </draw:path>
          <draw:path draw:style-name="gr2" draw:text-style-name="P2" draw:layer="layout" svg:width="0.951cm" svg:height="0.371cm" draw:transform="rotate (-0.363901149040818) translate (6.7336695141846cm 5.14528667031095cm)" svg:viewBox="0 0 952 372" svg:d="M0 370c88 7 176-9 266-8 105 1 212-28 313-60 85-28 177-55 251-113l66-67 49-95 7-27">
            <text:p/>
          </draw:path>
        </draw:g>
        <draw:g>
          <draw:custom-shape draw:style-name="gr1" draw:text-style-name="P1" draw:layer="layout" svg:width="1.778cm" svg:height="1.778cm" svg:x="4.048cm" svg:y="8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0.71cm" svg:height="0.441cm" draw:transform="skewX (-0.779464043940668) rotate (-2.4614378440876) translate (5.4714398048531cm 8.43195168208645cm)" svg:viewBox="0 0 711 442" svg:d="M0 19c165-13 336-52 495 42l143 148 68 213 5 20">
            <text:p/>
          </draw:path>
          <draw:path draw:style-name="gr2" draw:text-style-name="P2" draw:layer="layout" svg:width="0.845cm" svg:height="0.182cm" draw:transform="skewX (-0.217468024798493) rotate (-1.52210164066426) translate (4.31484558823529cm 8.805cm)" svg:viewBox="0 0 846 183" svg:d="M0 0c251 15 623-36 718 116l128 67">
            <text:p/>
          </draw:path>
        </draw:g>
        <draw:g>
          <draw:custom-shape draw:style-name="gr4" draw:text-style-name="P1" draw:layer="layout" svg:width="1.245cm" svg:height="1.245cm" svg:x="8.004cm" svg:y="11.7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0.496cm" svg:height="0.308cm" draw:transform="skewX (-0.781558439043061) rotate (-2.4623105087136) translate (9.0009640442572cm 11.796998564043cm)" svg:viewBox="0 0 497 309" svg:d="M0 13c115-9 235-36 347 30l100 103 47 149 3 14">
            <text:p/>
          </draw:path>
          <draw:path draw:style-name="gr2" draw:text-style-name="P2" draw:layer="layout" svg:width="0.591cm" svg:height="0.126cm" draw:transform="skewX (-0.220435084526884) rotate (-1.52454510161705) translate (8.19085194451796cm 12.0582131608549cm)" svg:viewBox="0 0 592 127" svg:d="M0 0c176 10 436-27 503 80l89 47">
            <text:p/>
          </draw:path>
        </draw:g>
        <draw:g>
          <draw:custom-shape draw:style-name="gr1" draw:text-style-name="P1" draw:layer="layout" svg:width="1.778cm" svg:height="1.778cm" svg:x="7.701cm" svg:y="8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1.087cm" svg:height="0.74cm" draw:transform="rotate (-1.5707963267949) translate (8.08183553728961cm 8.429cm)" svg:viewBox="0 0 1088 741" svg:d="M0 7c128-28 235 39 360 55 130 17 244 84 372 112 138 31 265 117 317 233 47 105 61 233-11 334h-11">
            <text:p/>
          </draw:path>
          <draw:path draw:style-name="gr2" draw:text-style-name="P2" draw:layer="layout" svg:width="1.142cm" svg:height="0.81cm" draw:transform="rotate (1.5707963267949) translate (9.09817999899882cm 9.57237466738133cm)" svg:viewBox="0 0 1143 811" svg:d="M1143 8c-134-32-247 42-378 60-136 19-256 92-391 123-144 33-278 128-333 254-49 115-64 255 12 366h12">
            <text:p/>
          </draw:path>
          <draw:path draw:style-name="gr3" draw:text-style-name="P2" draw:layer="layout" svg:width="0.987cm" svg:height="0.448cm" draw:transform="rotate (-2.35619449019235) translate (8.3995cm 8.74650000000001cm)" svg:viewBox="0 0 988 449" svg:d="M0 449c359 0 629-90 629-90l359-359">
            <text:p/>
          </draw:path>
          <draw:path draw:style-name="gr2" draw:text-style-name="P2" draw:layer="layout" svg:width="0.951cm" svg:height="0.371cm" draw:transform="rotate (-0.363901149040818) translate (8.2486695141846cm 8.12928667031095cm)" svg:viewBox="0 0 952 372" svg:d="M0 370c88 7 176-9 266-8 105 1 212-28 313-60 85-28 177-55 251-113l66-67 49-95 7-27">
            <text:p/>
          </draw:path>
        </draw:g>
        <draw:g>
          <draw:custom-shape draw:style-name="gr5" draw:text-style-name="P1" draw:layer="layout" svg:width="1.319cm" svg:height="1.321cm" svg:x="4.234cm" svg:y="11.7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0.808cm" svg:height="0.549cm" draw:transform="rotate (-1.5707963267949) translate (4.5165684184333cm 11.8003571428571cm)" svg:viewBox="0 0 809 550" svg:d="M0 5c95-21 175 29 268 41 96 13 181 62 276 83 102 23 197 87 235 173 36 78 46 173-8 248h-8">
            <text:p/>
          </draw:path>
          <draw:path draw:style-name="gr2" draw:text-style-name="P2" draw:layer="layout" svg:width="0.848cm" svg:height="0.6cm" draw:transform="rotate (1.5707963267949) translate (5.27051553664048cm 12.6498497950567cm)" svg:viewBox="0 0 849 601" svg:d="M849 6c-100-23-183 31-281 45-101 14-190 68-290 91-107 24-207 95-247 188-37 85-48 189 8 271h9">
            <text:p/>
          </draw:path>
          <draw:path draw:style-name="gr3" draw:text-style-name="P2" draw:layer="layout" svg:width="0.733cm" svg:height="0.331cm" draw:transform="skewX (0.00261799387799157) rotate (-2.35375102923955) translate (4.75149339374768cm 12.0352420920519cm)" svg:viewBox="0 0 734 332" svg:d="M0 332c267 1 467-66 467-66l267-266">
            <text:p/>
          </draw:path>
          <draw:path draw:style-name="gr2" draw:text-style-name="P2" draw:layer="layout" svg:width="0.707cm" svg:height="0.275cm" draw:transform="skewX (-0.00872664625997163) rotate (-0.364773813666816) translate (4.63853336821119cm 11.5767224468939cm)" svg:viewBox="0 0 708 276" svg:d="M0 275c65 5 131-7 197-6 78 1 158-21 233-45 63-21 131-41 187-84l49-50 37-70 5-20">
            <text:p/>
          </draw:path>
        </draw:g>
        <draw:frame draw:style-name="gr6" draw:text-style-name="P3" draw:layer="layout" svg:width="3.175cm" svg:height="1.016cm" svg:x="8.112cm" svg:y="6.461cm">
          <draw:text-box>
            <text:p><text:span text:style-name="T1">할</text:span><text:span text:style-name="T1">머</text:span><text:span text:style-name="T1">니</text:span></text:p>
          </draw:text-box>
        </draw:frame>
        <draw:g>
          <draw:custom-shape draw:style-name="gr1" draw:text-style-name="P1" draw:layer="layout" svg:width="1.778cm" svg:height="1.778cm" svg:x="6.186cm" svg:y="5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1.087cm" svg:height="0.74cm" draw:transform="rotate (-1.5707963267949) translate (6.56683553728961cm 5.446cm)" svg:viewBox="0 0 1088 741" svg:d="M0 7c128-28 235 39 360 55 130 17 244 84 372 112 138 31 265 117 317 233 47 105 61 233-11 334h-11">
            <text:p/>
          </draw:path>
          <draw:path draw:style-name="gr2" draw:text-style-name="P2" draw:layer="layout" svg:width="1.142cm" svg:height="0.81cm" draw:transform="rotate (1.5707963267949) translate (7.58317999899882cm 6.58937466738133cm)" svg:viewBox="0 0 1143 811" svg:d="M1143 8c-134-32-247 42-378 60-136 19-256 92-391 123-144 33-278 128-333 254-49 115-64 255 12 366h12">
            <text:p/>
          </draw:path>
          <draw:path draw:style-name="gr3" draw:text-style-name="P2" draw:layer="layout" svg:width="0.987cm" svg:height="0.448cm" draw:transform="rotate (-2.35619449019235) translate (6.8845cm 5.76350000000001cm)" svg:viewBox="0 0 988 449" svg:d="M0 449c359 0 629-90 629-90l359-359">
            <text:p/>
          </draw:path>
          <draw:path draw:style-name="gr2" draw:text-style-name="P2" draw:layer="layout" svg:width="0.951cm" svg:height="0.371cm" draw:transform="rotate (-0.363901149040818) translate (6.7336695141846cm 5.14628667031095cm)" svg:viewBox="0 0 952 372" svg:d="M0 370c88 7 176-9 266-8 105 1 212-28 313-60 85-28 177-55 251-113l66-67 49-95 7-27">
            <text:p/>
          </draw:path>
        </draw:g>
        <draw:frame draw:style-name="gr7" draw:text-style-name="P3" draw:layer="layout" svg:width="3.429cm" svg:height="0.899cm" svg:x="1.881cm" svg:y="6.969cm">
          <draw:text-box>
            <text:p><text:span text:style-name="T1">할</text:span><text:span text:style-name="T1">아</text:span><text:span text:style-name="T1">버</text:span><text:span text:style-name="T1">지</text:span></text:p>
          </draw:text-box>
        </draw:frame>
        <draw:frame draw:style-name="gr8" draw:text-style-name="P3" draw:layer="layout" svg:width="2.667cm" svg:height="0.899cm" svg:x="2.27cm" svg:y="9.382cm">
          <draw:text-box>
            <text:p><text:span text:style-name="T1">아</text:span><text:span text:style-name="T1">버</text:span><text:span text:style-name="T1">지</text:span></text:p>
          </draw:text-box>
        </draw:frame>
        <draw:frame draw:style-name="gr9" draw:text-style-name="P4" draw:layer="layout" svg:width="2.407cm" svg:height="1.082cm" svg:x="9.255cm" svg:y="9.509cm">
          <draw:text-box>
            <text:p><text:span text:style-name="T1">어</text:span><text:span text:style-name="T1">무</text:span><text:span text:style-name="T1">니</text:span></text:p>
          </draw:text-box>
        </draw:frame>
        <draw:frame draw:style-name="gr10" draw:text-style-name="P5" draw:layer="layout" svg:width="1.137cm" svg:height="0.899cm" svg:x="5.524cm" svg:y="11.768cm">
          <draw:text-box>
            <text:p><text:span text:style-name="T2">딸</text:span></text:p>
          </draw:text-box>
        </draw:frame>
        <draw:frame draw:style-name="gr9" draw:text-style-name="P4" draw:layer="layout" svg:width="1.772cm" svg:height="1.082cm" svg:x="6.594cm" svg:y="11.795cm">
          <draw:text-box>
            <text:p><text:span text:style-name="T1">아</text:span><text:span text:style-name="T1">들</text:span></text:p>
          </draw:text-box>
        </draw:frame>
        <draw:line draw:style-name="gr11" draw:text-style-name="P2" draw:layer="layout" svg:x1="4.939cm" svg:y1="11.514cm" svg:x2="4.939cm" svg:y2="10.244cm">
          <text:p/>
        </draw:line>
        <draw:line draw:style-name="gr11" draw:text-style-name="P2" draw:layer="layout" svg:x1="8.639cm" svg:y1="11.515cm" svg:x2="8.639cm" svg:y2="10.245cm">
          <text:p/>
        </draw:line>
        <draw:polyline draw:style-name="gr12" draw:text-style-name="P2" draw:layer="layout" svg:width="2.666cm" svg:height="6.222cm" svg:x="8.747cm" svg:y="6.207cm" svg:viewBox="0 0 2667 6223" draw:points="889,6223 2667,6223 2667,0 0,0">
          <text:p/>
        </draw:polyline>
        <draw:polyline draw:style-name="gr13" draw:text-style-name="P2" draw:layer="layout" svg:width="1.904cm" svg:height="5.968cm" draw:transform="rotate (-3.14159265358979) translate (3.54cm 12.303cm)" svg:viewBox="0 0 1905 5969" draw:points="0,0 1905,0 1905,5969 1016,5969">
          <text:p/>
        </draw:polyline>
        <draw:line draw:style-name="gr3" draw:text-style-name="P2" draw:layer="layout" svg:x1="4.81cm" svg:y1="6.207cm" svg:x2="5.699cm" svg:y2="6.207cm">
          <text:p/>
        </draw:line>
        <draw:line draw:style-name="gr3" draw:text-style-name="P2" draw:layer="layout" svg:x1="5.064cm" svg:y1="6.207cm" svg:x2="5.064cm" svg:y2="8.112cm">
          <text:p/>
        </draw:line>
        <draw:line draw:style-name="gr3" draw:text-style-name="P2" draw:layer="layout" svg:x1="5.953cm" svg:y1="9.128cm" svg:x2="6.969cm" svg:y2="9.128cm">
          <text:p/>
        </draw:line>
        <draw:line draw:style-name="gr11" draw:text-style-name="P2" draw:layer="layout" svg:x1="6.588cm" svg:y1="9.128cm" svg:x2="7.477cm" svg:y2="11.795cm">
          <text:p/>
        </draw:line>
        <draw:line draw:style-name="gr11" draw:text-style-name="P2" draw:layer="layout" svg:x1="6.207cm" svg:y1="9.128cm" svg:x2="5.699cm" svg:y2="11.668cm">
          <text:p/>
        </draw:line>
        <draw:frame draw:style-name="gr14" draw:text-style-name="P6" draw:layer="layout" svg:width="8.382cm" svg:height="1.143cm" svg:x="1.889cm" svg:y="3.54cm">
          <draw:text-box>
            <text:p>Parental Relationships</text:p>
          </draw:text-box>
        </draw:frame>
        <draw:g>
          <draw:custom-shape draw:style-name="gr5" draw:text-style-name="P1" draw:layer="layout" svg:width="1.319cm" svg:height="1.321cm" svg:x="13.332cm" svg:y="10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0.808cm" svg:height="0.549cm" draw:transform="rotate (-1.5707963267949) translate (13.6145684184333cm 10.0983571428571cm)" svg:viewBox="0 0 809 550" svg:d="M0 5c95-21 175 29 268 41 96 13 181 62 276 83 102 23 197 87 235 173 36 78 46 173-8 248h-8">
            <text:p/>
          </draw:path>
          <draw:path draw:style-name="gr2" draw:text-style-name="P2" draw:layer="layout" svg:width="0.848cm" svg:height="0.6cm" draw:transform="rotate (1.5707963267949) translate (14.3685155366405cm 10.9478497950567cm)" svg:viewBox="0 0 849 601" svg:d="M849 6c-100-23-183 31-281 45-101 14-190 68-290 91-107 24-207 95-247 188-37 85-48 189 8 271h9">
            <text:p/>
          </draw:path>
          <draw:path draw:style-name="gr3" draw:text-style-name="P2" draw:layer="layout" svg:width="0.733cm" svg:height="0.331cm" draw:transform="skewX (0.00261799387799157) rotate (-2.35375102923955) translate (13.8494933937477cm 10.3332420920519cm)" svg:viewBox="0 0 734 332" svg:d="M0 332c267 1 467-66 467-66l267-266">
            <text:p/>
          </draw:path>
          <draw:path draw:style-name="gr2" draw:text-style-name="P2" draw:layer="layout" svg:width="0.707cm" svg:height="0.275cm" draw:transform="skewX (-0.00872664625997159) rotate (-0.364773813666816) translate (13.7365333682112cm 9.87472244689394cm)" svg:viewBox="0 0 708 276" svg:d="M0 275c65 5 131-7 197-6 78 1 158-21 233-45 63-21 131-41 187-84l49-50 37-70 5-20">
            <text:p/>
          </draw:path>
        </draw:g>
        <draw:g>
          <draw:custom-shape draw:style-name="gr15" draw:text-style-name="P1" draw:layer="layout" svg:width="1.524cm" svg:height="1.524cm" svg:x="16.057cm" svg:y="9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0.607cm" svg:height="0.377cm" draw:transform="skewX (-0.782256570743858) rotate (-2.4624850416388) translate (17.2774451838552cm 10.0133860028718cm)" svg:viewBox="0 0 608 378" svg:d="M0 16c141-10 288-44 425 36l122 127 57 182 4 17">
            <text:p/>
          </draw:path>
          <draw:path draw:style-name="gr2" draw:text-style-name="P2" draw:layer="layout" svg:width="0.724cm" svg:height="0.154cm" draw:transform="skewX (-0.220958683302482) rotate (-1.52541776624304) translate (16.285724789916cm 10.3331428571429cm)" svg:viewBox="0 0 725 155" svg:d="M0 0c215 12 534-33 616 97l109 58">
            <text:p/>
          </draw:path>
        </draw:g>
        <draw:g>
          <draw:custom-shape draw:style-name="gr1" draw:text-style-name="P1" draw:layer="layout" svg:width="1.778cm" svg:height="1.778cm" svg:x="19.078cm" svg:y="9.7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0.708cm" svg:height="0.44cm" draw:transform="skewX (-0.782780169519457) rotate (-2.4621359757884) translate (20.5017575564527cm 9.90491625157584cm)" svg:viewBox="0 0 709 441" svg:d="M0 19c165-13 336-52 496 42l142 148 66 212 5 20">
            <text:p/>
          </draw:path>
          <draw:path draw:style-name="gr2" draw:text-style-name="P2" draw:layer="layout" svg:width="0.845cm" svg:height="0.179cm" draw:transform="skewX (-0.221307749152881) rotate (-1.52541776624304) translate (19.3448455882353cm 10.278cm)" svg:viewBox="0 0 846 180" svg:d="M0 0c251 14 623-38 719 114l127 66">
            <text:p/>
          </draw:path>
        </draw:g>
        <draw:g>
          <draw:custom-shape draw:style-name="gr16" draw:text-style-name="P1" draw:layer="layout" svg:width="1.935cm" svg:height="1.93cm" svg:x="22.257cm" svg:y="9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1.18cm" svg:height="0.805cm" draw:transform="rotate (-1.5707963267949) translate (22.6720336803688cm 9.83685714285714cm)" svg:viewBox="0 0 1181 806" svg:d="M0 8c139-31 255 42 391 60 141 18 264 91 404 122 149 33 287 127 344 252 51 115 66 254-12 364h-13">
            <text:p/>
          </draw:path>
          <draw:path draw:style-name="gr2" draw:text-style-name="P2" draw:layer="layout" svg:width="1.24cm" svg:height="0.881cm" draw:transform="rotate (1.5707963267949) translate (23.7778227870727cm 11.0779781260101cm)" svg:viewBox="0 0 1241 882" svg:d="M1241 8c-146-34-268 46-411 66-147 21-278 100-424 134-157 36-302 139-361 276-54 125-70 278 13 398h12">
            <text:p/>
          </draw:path>
          <draw:path draw:style-name="gr3" draw:text-style-name="P2" draw:layer="layout" svg:width="1.073cm" svg:height="0.482cm" draw:transform="skewX (0.00174532925199435) rotate (-2.35270383168836) translate (23.0143216222835cm 10.1777740420166cm)" svg:viewBox="0 0 1074 483" svg:d="M0 483c390 2 683-94 683-94l391-389">
            <text:p/>
          </draw:path>
          <draw:path draw:style-name="gr2" draw:text-style-name="P2" draw:layer="layout" svg:width="1.034cm" svg:height="0.403cm" draw:transform="rotate (-0.363901149040818) translate (22.8535442265418cm 9.51066678111457cm)" svg:viewBox="0 0 1035 404" svg:d="M0 402c96 8 192-10 289-8 115 1 230-31 340-66 94-30 193-60 274-123l72-73 53-102 7-30">
            <text:p/>
          </draw:path>
        </draw:g>
        <draw:frame draw:style-name="gr14" draw:text-style-name="P6" draw:layer="layout" svg:width="8.382cm" svg:height="1.143cm" svg:x="13.192cm" svg:y="5.953cm">
          <draw:text-box>
            <text:p>Sibling Relationships</text:p>
          </draw:text-box>
        </draw:frame>
        <draw:frame draw:style-name="gr17" draw:text-style-name="P3" draw:layer="layout" svg:width="8.128cm" svg:height="1.361cm" svg:x="13.446cm" svg:y="7.096cm">
          <draw:text-box>
            <text:p><text:span text:style-name="T1">T</text:span><text:span text:style-name="T1">h</text:span><text:span text:style-name="T1">e</text:span><text:span text:style-name="T1">s</text:span><text:span text:style-name="T1">e </text:span><text:span text:style-name="T1">s</text:span><text:span text:style-name="T1">i</text:span><text:span text:style-name="T1">b</text:span><text:span text:style-name="T1">li</text:span><text:span text:style-name="T1">n</text:span><text:span text:style-name="T1">g</text:span><text:span text:style-name="T1">s </text:span><text:span text:style-name="T1">a</text:span><text:span text:style-name="T1">r</text:span><text:span text:style-name="T1">e </text:span><text:span text:style-name="T1">i</text:span><text:span text:style-name="T1">n</text:span><text:span text:style-name="T1">c</text:span><text:span text:style-name="T1">r</text:span><text:span text:style-name="T1">e</text:span><text:span text:style-name="T1">a</text:span><text:span text:style-name="T1">s</text:span><text:span text:style-name="T1">i</text:span><text:span text:style-name="T1">n</text:span><text:span text:style-name="T1">g</text:span><text:span text:style-name="T1"><text:line-break/></text:span><text:span text:style-name="T1">i</text:span><text:span text:style-name="T1">n </text:span><text:span text:style-name="T1">a</text:span><text:span text:style-name="T1">g</text:span><text:span text:style-name="T1">e </text:span><text:span text:style-name="T1">fr</text:span><text:span text:style-name="T1">o</text:span><text:span text:style-name="T1">m</text:span><text:span text:style-name="T1"> </text:span><text:span text:style-name="T1">l</text:span><text:span text:style-name="T1">e</text:span><text:span text:style-name="T1">ft </text:span><text:span text:style-name="T1">t</text:span><text:span text:style-name="T1">o </text:span><text:span text:style-name="T1">ri</text:span><text:span text:style-name="T1">g</text:span><text:span text:style-name="T1">h</text:span><text:span text:style-name="T1">t.</text:span></text:p>
          </draw:text-box>
        </draw:frame>
        <draw:line draw:style-name="gr11" draw:text-style-name="P2" draw:layer="layout" svg:x1="14.843cm" svg:y1="10.144cm" svg:x2="16.113cm" svg:y2="10.144cm">
          <text:p/>
        </draw:line>
        <draw:line draw:style-name="gr11" draw:text-style-name="P2" draw:layer="layout" svg:x1="17.51cm" svg:y1="10.144cm" svg:x2="18.78cm" svg:y2="10.144cm">
          <text:p/>
        </draw:line>
        <draw:line draw:style-name="gr11" draw:text-style-name="P2" draw:layer="layout" svg:x1="20.904cm" svg:y1="10.017cm" svg:x2="22.174cm" svg:y2="10.017cm">
          <text:p/>
        </draw:line>
        <draw:line draw:style-name="gr11" draw:text-style-name="P2" draw:layer="layout" svg:x1="18.907cm" svg:y1="11.16cm" svg:x2="17.51cm" svg:y2="11.16cm">
          <text:p/>
        </draw:line>
        <draw:line draw:style-name="gr11" draw:text-style-name="P2" draw:layer="layout" svg:x1="16.113cm" svg:y1="11.187cm" svg:x2="14.716cm" svg:y2="11.187cm">
          <text:p/>
        </draw:line>
        <draw:polyline draw:style-name="gr12" draw:text-style-name="P2" draw:layer="layout" svg:width="1.269cm" svg:height="9.397cm" draw:transform="rotate (-1.5707963267949) translate (23.352cm 11.541cm)" svg:viewBox="0 0 1270 9398" draw:points="0,9398 1270,9398 1270,0 254,0">
          <text:p/>
        </draw:polyline>
        <draw:frame draw:style-name="gr18" draw:text-style-name="P4" draw:layer="layout" svg:width="1.772cm" svg:height="0.906cm" svg:x="14.468cm" svg:y="9.111cm">
          <draw:text-box>
            <text:p><text:span text:style-name="T1">오</text:span><text:span text:style-name="T1">빠</text:span></text:p>
          </draw:text-box>
        </draw:frame>
        <draw:frame draw:style-name="gr19" draw:text-style-name="P4" draw:layer="layout" svg:width="1.137cm" svg:height="0.899cm" svg:x="17.51cm" svg:y="9.128cm">
          <draw:text-box>
            <text:p><text:span text:style-name="T1">형</text:span></text:p>
          </draw:text-box>
        </draw:frame>
        <draw:frame draw:style-name="gr9" draw:text-style-name="P4" draw:layer="layout" svg:width="1.772cm" svg:height="1.082cm" svg:x="20.564cm" svg:y="9.128cm">
          <draw:text-box>
            <text:p><text:span text:style-name="T1">누</text:span><text:span text:style-name="T1">나</text:span></text:p>
          </draw:text-box>
        </draw:frame>
        <draw:frame draw:style-name="gr9" draw:text-style-name="P4" draw:layer="layout" svg:width="2.407cm" svg:height="1.082cm" svg:x="14.214cm" svg:y="11.348cm">
          <draw:text-box>
            <text:p><text:span text:style-name="T1">여</text:span><text:span text:style-name="T1">동</text:span><text:span text:style-name="T1">생</text:span></text:p>
          </draw:text-box>
        </draw:frame>
        <draw:frame draw:style-name="gr9" draw:text-style-name="P4" draw:layer="layout" svg:width="2.407cm" svg:height="1.082cm" svg:x="17.256cm" svg:y="11.287cm">
          <draw:text-box>
            <text:p><text:span text:style-name="T1">남</text:span><text:span text:style-name="T1">동</text:span><text:span text:style-name="T1">생</text:span></text:p>
          </draw:text-box>
        </draw:frame>
        <draw:frame draw:style-name="gr9" draw:text-style-name="P4" draw:layer="layout" svg:width="1.772cm" svg:height="1.082cm" svg:x="21.834cm" svg:y="11.602cm">
          <draw:text-box>
            <text:p><text:span text:style-name="T1">언</text:span><text:span text:style-name="T1">니</text:span></text:p>
          </draw:text-box>
        </draw:frame>
      </draw:page>
      <draw:page draw:name="page2" draw:style-name="dp1" draw:master-page-name="Default">
        <draw:g>
          <draw:custom-shape draw:style-name="gr1" draw:text-style-name="P1" draw:layer="layout" svg:width="1.778cm" svg:height="1.778cm" svg:x="6.588cm" svg:y="4.9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0.71cm" svg:height="0.441cm" draw:transform="skewX (-0.779464043940668) rotate (-2.4614378440876) translate (8.01143980485311cm 5.06695168208645cm)" svg:viewBox="0 0 711 442" svg:d="M0 19c165-13 336-52 495 42l143 148 68 213 5 20">
            <text:p/>
          </draw:path>
          <draw:path draw:style-name="gr2" draw:text-style-name="P2" draw:layer="layout" svg:width="0.845cm" svg:height="0.182cm" draw:transform="skewX (-0.217468024798493) rotate (-1.52210164066426) translate (6.85484558823529cm 5.44cm)" svg:viewBox="0 0 846 183" svg:d="M0 0c251 15 623-36 718 116l128 67">
            <text:p/>
          </draw:path>
        </draw:g>
        <draw:g>
          <draw:custom-shape draw:style-name="gr1" draw:text-style-name="P1" draw:layer="layout" svg:width="1.778cm" svg:height="1.778cm" svg:x="3.392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1.087cm" svg:height="0.74cm" draw:transform="rotate (-1.5707963267949) translate (3.77283553728961cm 5.064cm)" svg:viewBox="0 0 1088 741" svg:d="M0 7c128-28 235 39 360 55 130 17 244 84 372 112 138 31 265 117 317 233 47 105 61 233-11 334h-11">
            <text:p/>
          </draw:path>
          <draw:path draw:style-name="gr2" draw:text-style-name="P2" draw:layer="layout" svg:width="1.142cm" svg:height="0.81cm" draw:transform="rotate (1.5707963267949) translate (4.78917999899882cm 6.20737466738133cm)" svg:viewBox="0 0 1143 811" svg:d="M1143 8c-134-32-247 42-378 60-136 19-256 92-391 123-144 33-278 128-333 254-49 115-64 255 12 366h12">
            <text:p/>
          </draw:path>
          <draw:path draw:style-name="gr3" draw:text-style-name="P2" draw:layer="layout" svg:width="0.987cm" svg:height="0.448cm" draw:transform="rotate (-2.35619449019235) translate (4.0905cm 5.38150000000001cm)" svg:viewBox="0 0 988 449" svg:d="M0 449c359 0 629-90 629-90l359-359">
            <text:p/>
          </draw:path>
          <draw:path draw:style-name="gr2" draw:text-style-name="P2" draw:layer="layout" svg:width="0.951cm" svg:height="0.371cm" draw:transform="rotate (-0.363901149040818) translate (3.9396695141846cm 4.76428667031095cm)" svg:viewBox="0 0 952 372" svg:d="M0 370c88 7 176-9 266-8 105 1 212-28 313-60 85-28 177-55 251-113l66-67 49-95 7-27">
            <text:p/>
          </draw:path>
        </draw:g>
        <draw:g>
          <draw:custom-shape draw:style-name="gr1" draw:text-style-name="P1" draw:layer="layout" svg:width="1.778cm" svg:height="1.778cm" svg:x="5.572cm" svg:y="8.0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0.71cm" svg:height="0.441cm" draw:transform="skewX (-0.779464043940668) rotate (-2.4614378440876) translate (6.99543980485311cm 8.17795168208645cm)" svg:viewBox="0 0 711 442" svg:d="M0 19c165-13 336-52 495 42l143 148 68 213 5 20">
            <text:p/>
          </draw:path>
          <draw:path draw:style-name="gr2" draw:text-style-name="P2" draw:layer="layout" svg:width="0.845cm" svg:height="0.182cm" draw:transform="skewX (-0.217468024798493) rotate (-1.52210164066426) translate (5.83884558823529cm 8.551cm)" svg:viewBox="0 0 846 183" svg:d="M0 0c251 15 623-36 718 116l128 67">
            <text:p/>
          </draw:path>
        </draw:g>
        <draw:g>
          <draw:custom-shape draw:style-name="gr1" draw:text-style-name="P1" draw:layer="layout" svg:width="1.778cm" svg:height="1.778cm" svg:x="9.128cm" svg:y="8.0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0.71cm" svg:height="0.441cm" draw:transform="skewX (-0.779464043940668) rotate (-2.4614378440876) translate (10.5514398048531cm 8.17795168208645cm)" svg:viewBox="0 0 711 442" svg:d="M0 19c165-13 336-52 495 42l143 148 68 213 5 20">
            <text:p/>
          </draw:path>
          <draw:path draw:style-name="gr2" draw:text-style-name="P2" draw:layer="layout" svg:width="0.845cm" svg:height="0.182cm" draw:transform="skewX (-0.217468024798493) rotate (-1.52210164066426) translate (9.39484558823529cm 8.551cm)" svg:viewBox="0 0 846 183" svg:d="M0 0c251 15 623-36 718 116l128 67">
            <text:p/>
          </draw:path>
        </draw:g>
        <draw:g>
          <draw:custom-shape draw:style-name="gr1" draw:text-style-name="P1" draw:layer="layout" svg:width="1.778cm" svg:height="1.778cm" svg:x="12.536cm" svg:y="8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1.087cm" svg:height="0.74cm" draw:transform="rotate (-1.5707963267949) translate (12.9168355372896cm 8.175cm)" svg:viewBox="0 0 1088 741" svg:d="M0 7c128-28 235 39 360 55 130 17 244 84 372 112 138 31 265 117 317 233 47 105 61 233-11 334h-11">
            <text:p/>
          </draw:path>
          <draw:path draw:style-name="gr2" draw:text-style-name="P2" draw:layer="layout" svg:width="1.142cm" svg:height="0.81cm" draw:transform="rotate (1.5707963267949) translate (13.9331799989988cm 9.31837466738133cm)" svg:viewBox="0 0 1143 811" svg:d="M1143 8c-134-32-247 42-378 60-136 19-256 92-391 123-144 33-278 128-333 254-49 115-64 255 12 366h12">
            <text:p/>
          </draw:path>
          <draw:path draw:style-name="gr3" draw:text-style-name="P2" draw:layer="layout" svg:width="0.987cm" svg:height="0.448cm" draw:transform="rotate (-2.35619449019235) translate (13.2345cm 8.49250000000001cm)" svg:viewBox="0 0 988 449" svg:d="M0 449c359 0 629-90 629-90l359-359">
            <text:p/>
          </draw:path>
          <draw:path draw:style-name="gr2" draw:text-style-name="P2" draw:layer="layout" svg:width="0.951cm" svg:height="0.371cm" draw:transform="rotate (-0.363901149040818) translate (13.0836695141846cm 7.87528667031095cm)" svg:viewBox="0 0 952 372" svg:d="M0 370c88 7 176-9 266-8 105 1 212-28 313-60 85-28 177-55 251-113l66-67 49-95 7-27">
            <text:p/>
          </draw:path>
        </draw:g>
        <draw:g>
          <draw:custom-shape draw:style-name="gr1" draw:text-style-name="P1" draw:layer="layout" svg:width="1.778cm" svg:height="1.778cm" svg:x="14.949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1.087cm" svg:height="0.74cm" draw:transform="rotate (-1.5707963267949) translate (15.3298355372896cm 10.271cm)" svg:viewBox="0 0 1088 741" svg:d="M0 7c128-28 235 39 360 55 130 17 244 84 372 112 138 31 265 117 317 233 47 105 61 233-11 334h-11">
            <text:p/>
          </draw:path>
          <draw:path draw:style-name="gr2" draw:text-style-name="P2" draw:layer="layout" svg:width="1.142cm" svg:height="0.81cm" draw:transform="rotate (1.5707963267949) translate (16.3461799989988cm 11.4143746673813cm)" svg:viewBox="0 0 1143 811" svg:d="M1143 8c-134-32-247 42-378 60-136 19-256 92-391 123-144 33-278 128-333 254-49 115-64 255 12 366h12">
            <text:p/>
          </draw:path>
          <draw:path draw:style-name="gr3" draw:text-style-name="P2" draw:layer="layout" svg:width="0.987cm" svg:height="0.448cm" draw:transform="rotate (-2.35619449019235) translate (15.6475cm 10.5885cm)" svg:viewBox="0 0 988 449" svg:d="M0 449c359 0 629-90 629-90l359-359">
            <text:p/>
          </draw:path>
          <draw:path draw:style-name="gr2" draw:text-style-name="P2" draw:layer="layout" svg:width="0.951cm" svg:height="0.371cm" draw:transform="rotate (-0.363901149040818) translate (15.4966695141846cm 9.97128667031095cm)" svg:viewBox="0 0 952 372" svg:d="M0 370c88 7 176-9 266-8 105 1 212-28 313-60 85-28 177-55 251-113l66-67 49-95 7-27">
            <text:p/>
          </draw:path>
        </draw:g>
        <draw:g>
          <draw:custom-shape draw:style-name="gr1" draw:text-style-name="P1" draw:layer="layout" svg:width="1.778cm" svg:height="1.778cm" svg:x="14.97cm" svg:y="6.3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0.71cm" svg:height="0.441cm" draw:transform="skewX (-0.779464043940668) rotate (-2.4614378440876) translate (16.3934398048531cm 6.52695168208645cm)" svg:viewBox="0 0 711 442" svg:d="M0 19c165-13 336-52 495 42l143 148 68 213 5 20">
            <text:p/>
          </draw:path>
          <draw:path draw:style-name="gr2" draw:text-style-name="P2" draw:layer="layout" svg:width="0.845cm" svg:height="0.182cm" draw:transform="skewX (-0.217468024798493) rotate (-1.52210164066426) translate (15.2368455882353cm 6.9cm)" svg:viewBox="0 0 846 183" svg:d="M0 0c251 15 623-36 718 116l128 67">
            <text:p/>
          </draw:path>
        </draw:g>
        <draw:g>
          <draw:custom-shape draw:style-name="gr1" draw:text-style-name="P1" draw:layer="layout" svg:width="1.778cm" svg:height="1.778cm" svg:x="18.551cm" svg:y="6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1.087cm" svg:height="0.74cm" draw:transform="rotate (-1.5707963267949) translate (18.9318355372896cm 6.524cm)" svg:viewBox="0 0 1088 741" svg:d="M0 7c128-28 235 39 360 55 130 17 244 84 372 112 138 31 265 117 317 233 47 105 61 233-11 334h-11">
            <text:p/>
          </draw:path>
          <draw:path draw:style-name="gr2" draw:text-style-name="P2" draw:layer="layout" svg:width="1.142cm" svg:height="0.81cm" draw:transform="rotate (1.5707963267949) translate (19.9481799989988cm 7.66737466738133cm)" svg:viewBox="0 0 1143 811" svg:d="M1143 8c-134-32-247 42-378 60-136 19-256 92-391 123-144 33-278 128-333 254-49 115-64 255 12 366h12">
            <text:p/>
          </draw:path>
          <draw:path draw:style-name="gr3" draw:text-style-name="P2" draw:layer="layout" svg:width="0.987cm" svg:height="0.448cm" draw:transform="rotate (-2.35619449019235) translate (19.2495cm 6.8415cm)" svg:viewBox="0 0 988 449" svg:d="M0 449c359 0 629-90 629-90l359-359">
            <text:p/>
          </draw:path>
          <draw:path draw:style-name="gr2" draw:text-style-name="P2" draw:layer="layout" svg:width="0.951cm" svg:height="0.371cm" draw:transform="rotate (-0.363901149040818) translate (19.0986695141846cm 6.22428667031095cm)" svg:viewBox="0 0 952 372" svg:d="M0 370c88 7 176-9 266-8 105 1 212-28 313-60 85-28 177-55 251-113l66-67 49-95 7-27">
            <text:p/>
          </draw:path>
        </draw:g>
        <draw:g>
          <draw:custom-shape draw:style-name="gr20" draw:text-style-name="P1" draw:layer="layout" svg:width="1.407cm" svg:height="1.397cm" svg:x="3.779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0.854cm" svg:height="0.585cm" draw:transform="rotate (-1.5707963267949) translate (4.08020631299552cm 11.0057857142857cm)" svg:viewBox="0 0 855 586" svg:d="M0 5c101-22 185 31 283 44 102 13 192 66 292 88 109 25 208 93 249 185 37 83 48 184-8 264h-9">
            <text:p/>
          </draw:path>
          <draw:path draw:style-name="gr2" draw:text-style-name="P2" draw:layer="layout" svg:width="0.897cm" svg:height="0.641cm" draw:transform="rotate (1.5707963267949) translate (4.88441657241651cm 11.904151524371cm)" svg:viewBox="0 0 898 642" svg:d="M898 6c-105-25-194 34-297 48-107 15-201 73-307 97-113 26-219 101-262 201-38 91-50 202 10 290h9">
            <text:p/>
          </draw:path>
          <draw:path draw:style-name="gr3" draw:text-style-name="P2" draw:layer="layout" svg:width="0.778cm" svg:height="0.354cm" draw:transform="skewX (-0.00872664625997179) rotate (-2.36090687917273) translate (4.33234470604431cm 11.2557788052902cm)" svg:viewBox="0 0 779 355" svg:d="M0 355c283 0 496-72 496-72l283-283">
            <text:p/>
          </draw:path>
          <draw:path draw:style-name="gr2" draw:text-style-name="P2" draw:layer="layout" svg:width="0.753cm" svg:height="0.292cm" draw:transform="rotate (-0.362155819788824) translate (4.21126182489618cm 10.7694553111065cm)" svg:viewBox="0 0 754 293" svg:d="M0 291c70 6 139-7 210-6 83 1 168-22 248-47 67-22 140-44 199-89l52-53 39-75 6-21">
            <text:p/>
          </draw:path>
        </draw:g>
        <draw:g>
          <draw:custom-shape draw:style-name="gr21" draw:text-style-name="P1" draw:layer="layout" svg:width="1.422cm" svg:height="1.422cm" svg:x="6.715cm" svg:y="10.7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0.568cm" svg:height="0.352cm" draw:transform="skewX (-0.77876591223987) rotate (-2.4616123770128) translate (7.85345909570493cm 10.8829540951092cm)" svg:viewBox="0 0 569 353" svg:d="M0 15c132-10 269-41 396 34l115 118 54 170 4 16">
            <text:p/>
          </draw:path>
          <draw:path draw:style-name="gr2" draw:text-style-name="P2" draw:layer="layout" svg:width="0.677cm" svg:height="0.14cm" draw:transform="skewX (-0.225845605208066) rotate (-1.53013015522343) translate (6.92841643783497cm 11.1812868391451cm)" svg:viewBox="0 0 678 141" svg:d="M0 0c201 10 499-33 575 88l103 53">
            <text:p/>
          </draw:path>
        </draw:g>
        <draw:g>
          <draw:custom-shape draw:style-name="gr1" draw:text-style-name="P1" draw:layer="layout" svg:width="1.778cm" svg:height="1.778cm" svg:x="3.667cm" svg:y="13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0.71cm" svg:height="0.441cm" draw:transform="skewX (-0.779464043940668) rotate (-2.4614378440876) translate (5.09043980485312cm 13.4949516820865cm)" svg:viewBox="0 0 711 442" svg:d="M0 19c165-13 336-52 495 42l143 148 68 213 5 20">
            <text:p/>
          </draw:path>
          <draw:path draw:style-name="gr2" draw:text-style-name="P2" draw:layer="layout" svg:width="0.845cm" svg:height="0.182cm" draw:transform="skewX (-0.217468024798493) rotate (-1.52210164066426) translate (3.93384558823529cm 13.868cm)" svg:viewBox="0 0 846 183" svg:d="M0 0c251 15 623-36 718 116l128 67">
            <text:p/>
          </draw:path>
        </draw:g>
        <draw:g>
          <draw:custom-shape draw:style-name="gr1" draw:text-style-name="P1" draw:layer="layout" svg:width="1.778cm" svg:height="1.778cm" svg:x="6.875cm" svg:y="13.3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1.087cm" svg:height="0.74cm" draw:transform="rotate (-1.5707963267949) translate (7.25583553728961cm 13.492cm)" svg:viewBox="0 0 1088 741" svg:d="M0 7c128-28 235 39 360 55 130 17 244 84 372 112 138 31 265 117 317 233 47 105 61 233-11 334h-11">
            <text:p/>
          </draw:path>
          <draw:path draw:style-name="gr2" draw:text-style-name="P2" draw:layer="layout" svg:width="1.142cm" svg:height="0.81cm" draw:transform="rotate (1.5707963267949) translate (8.27217999899882cm 14.6353746673813cm)" svg:viewBox="0 0 1143 811" svg:d="M1143 8c-134-32-247 42-378 60-136 19-256 92-391 123-144 33-278 128-333 254-49 115-64 255 12 366h12">
            <text:p/>
          </draw:path>
          <draw:path draw:style-name="gr3" draw:text-style-name="P2" draw:layer="layout" svg:width="0.987cm" svg:height="0.448cm" draw:transform="rotate (-2.35619449019235) translate (7.5735cm 13.8095cm)" svg:viewBox="0 0 988 449" svg:d="M0 449c359 0 629-90 629-90l359-359">
            <text:p/>
          </draw:path>
          <draw:path draw:style-name="gr2" draw:text-style-name="P2" draw:layer="layout" svg:width="0.951cm" svg:height="0.371cm" draw:transform="rotate (-0.363901149040818) translate (7.4226695141846cm 13.1922866703109cm)" svg:viewBox="0 0 952 372" svg:d="M0 370c88 7 176-9 266-8 105 1 212-28 313-60 85-28 177-55 251-113l66-67 49-95 7-27">
            <text:p/>
          </draw:path>
        </draw:g>
        <draw:custom-shape draw:style-name="gr22" draw:text-style-name="P8" draw:layer="layout" svg:width="1.27cm" svg:height="1.143cm" svg:x="11.16cm" svg:y="10.652cm">
          <text:p text:style-name="P7">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2" draw:layer="layout" svg:x1="11.187cm" svg:y1="8.747cm" svg:x2="12.203cm" svg:y2="8.747cm">
            <text:p/>
          </draw:line>
          <draw:line draw:style-name="gr3" draw:text-style-name="P2" draw:layer="layout" svg:x1="11.187cm" svg:y1="8.947cm" svg:x2="12.203cm" svg:y2="8.947cm">
            <text:p/>
          </draw:line>
        </draw:g>
        <draw:g>
          <draw:line draw:style-name="gr3" draw:text-style-name="P2" draw:layer="layout" svg:x1="17.002cm" svg:y1="7.15cm" svg:x2="18.018cm" svg:y2="7.15cm">
            <text:p/>
          </draw:line>
          <draw:line draw:style-name="gr3" draw:text-style-name="P2" draw:layer="layout" svg:x1="17.002cm" svg:y1="7.35cm" svg:x2="18.018cm" svg:y2="7.35cm">
            <text:p/>
          </draw:line>
        </draw:g>
        <draw:g>
          <draw:line draw:style-name="gr3" draw:text-style-name="P2" draw:layer="layout" svg:x1="17.383cm" svg:y1="10.96cm" svg:x2="18.399cm" svg:y2="10.96cm">
            <text:p/>
          </draw:line>
          <draw:line draw:style-name="gr3" draw:text-style-name="P2" draw:layer="layout" svg:x1="17.383cm" svg:y1="11.16cm" svg:x2="18.399cm" svg:y2="11.16cm">
            <text:p/>
          </draw:line>
        </draw:g>
        <draw:g>
          <draw:custom-shape draw:style-name="gr1" draw:text-style-name="P1" draw:layer="layout" svg:width="1.778cm" svg:height="1.778cm" svg:x="18.78cm" svg:y="10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0.71cm" svg:height="0.441cm" draw:transform="skewX (-0.779464043940668) rotate (-2.4614378440876) translate (20.2034398048531cm 10.2739516820864cm)" svg:viewBox="0 0 711 442" svg:d="M0 19c165-13 336-52 495 42l143 148 68 213 5 20">
            <text:p/>
          </draw:path>
          <draw:path draw:style-name="gr2" draw:text-style-name="P2" draw:layer="layout" svg:width="0.845cm" svg:height="0.182cm" draw:transform="skewX (-0.217468024798493) rotate (-1.52210164066426) translate (19.0468455882353cm 10.647cm)" svg:viewBox="0 0 846 183" svg:d="M0 0c251 15 623-36 718 116l128 67">
            <text:p/>
          </draw:path>
        </draw:g>
        <draw:g>
          <draw:line draw:style-name="gr3" draw:text-style-name="P2" draw:layer="layout" svg:x1="5.445cm" svg:y1="5.826cm" svg:x2="6.461cm" svg:y2="5.826cm">
            <text:p/>
          </draw:line>
          <draw:line draw:style-name="gr3" draw:text-style-name="P2" draw:layer="layout" svg:x1="5.445cm" svg:y1="6.026cm" svg:x2="6.461cm" svg:y2="6.026cm">
            <text:p/>
          </draw:line>
        </draw:g>
        <draw:g>
          <draw:line draw:style-name="gr3" draw:text-style-name="P2" draw:layer="layout" svg:x1="5.426cm" svg:y1="11.468cm" svg:x2="6.442cm" svg:y2="11.468cm">
            <text:p/>
          </draw:line>
          <draw:line draw:style-name="gr3" draw:text-style-name="P2" draw:layer="layout" svg:x1="5.426cm" svg:y1="11.668cm" svg:x2="6.442cm" svg:y2="11.668cm">
            <text:p/>
          </draw:line>
        </draw:g>
        <draw:g>
          <draw:line draw:style-name="gr3" draw:text-style-name="P2" draw:layer="layout" svg:x1="5.572cm" svg:y1="13.954cm" svg:x2="6.588cm" svg:y2="13.954cm">
            <text:p/>
          </draw:line>
          <draw:line draw:style-name="gr3" draw:text-style-name="P2" draw:layer="layout" svg:x1="5.572cm" svg:y1="14.154cm" svg:x2="6.588cm" svg:y2="14.154cm">
            <text:p/>
          </draw:line>
        </draw:g>
        <draw:line draw:style-name="gr3" draw:text-style-name="P2" draw:layer="layout" svg:x1="7.731cm" svg:y1="9.001cm" svg:x2="8.874cm" svg:y2="9.001cm">
          <text:p/>
        </draw:line>
        <draw:line draw:style-name="gr3" draw:text-style-name="P2" draw:layer="layout" svg:x1="14.335cm" svg:y1="8.112cm" svg:x2="14.843cm" svg:y2="7.604cm">
          <text:p/>
        </draw:line>
        <draw:line draw:style-name="gr3" draw:text-style-name="P2" draw:layer="layout" svg:x1="13.827cm" svg:y1="9.89cm" svg:x2="14.843cm" svg:y2="10.906cm">
          <text:p/>
        </draw:line>
        <draw:line draw:style-name="gr3" draw:text-style-name="P2" draw:layer="layout" svg:x1="10.398cm" svg:y1="10.144cm" svg:x2="8.874cm" svg:y2="13.573cm">
          <text:p/>
        </draw:line>
        <draw:line draw:style-name="gr3" draw:text-style-name="P2" draw:layer="layout" svg:x1="9.763cm" svg:y1="10.017cm" svg:x2="8.366cm" svg:y2="11.414cm">
          <text:p/>
        </draw:line>
        <draw:line draw:style-name="gr3" draw:text-style-name="P2" draw:layer="layout" svg:x1="9.636cm" svg:y1="7.731cm" svg:x2="8.62cm" svg:y2="6.588cm">
          <text:p/>
        </draw:line>
        <draw:line draw:style-name="gr23" draw:text-style-name="P2" draw:layer="layout" svg:x1="11.668cm" svg:y1="9.128cm" svg:x2="11.668cm" svg:y2="10.398cm">
          <text:p/>
        </draw:line>
        <draw:frame draw:style-name="gr9" draw:text-style-name="P4" draw:layer="layout" svg:width="3.042cm" svg:height="1.082cm" svg:x="2.911cm" svg:y="6.715cm">
          <draw:text-box>
            <text:p><text:span text:style-name="T1">큰</text:span><text:span text:style-name="T1">어</text:span><text:span text:style-name="T1">머</text:span><text:span text:style-name="T1">니</text:span></text:p>
          </draw:text-box>
        </draw:frame>
        <draw:frame draw:style-name="gr24" draw:text-style-name="P9" draw:layer="layout" svg:width="2.593cm" svg:height="0.989cm" svg:x="6.154cm" svg:y="6.742cm">
          <draw:text-box>
            <text:p>큰아버지</text:p>
          </draw:text-box>
        </draw:frame>
        <draw:frame draw:style-name="gr25" draw:text-style-name="P9" draw:layer="layout" svg:width="1.992cm" svg:height="0.899cm" svg:x="5.612cm" svg:y="9.763cm">
          <draw:text-box>
            <text:p>삼촌</text:p>
          </draw:text-box>
        </draw:frame>
        <draw:frame draw:style-name="gr26" draw:text-style-name="P9" draw:layer="layout" svg:width="3.175cm" svg:height="1.022cm" svg:x="2.778cm" svg:y="12.17cm">
          <draw:text-box>
            <text:p>작은어머니</text:p>
          </draw:text-box>
        </draw:frame>
        <draw:frame draw:style-name="gr25" draw:text-style-name="P9" draw:layer="layout" svg:width="3.175cm" svg:height="0.899cm" svg:x="6.08cm" svg:y="12.176cm">
          <draw:text-box>
            <text:p>작은아버지</text:p>
          </draw:text-box>
        </draw:frame>
        <draw:frame draw:style-name="gr25" draw:text-style-name="P9" draw:layer="layout" svg:width="2.483cm" svg:height="0.899cm" svg:x="3.597cm" svg:y="15.097cm">
          <draw:text-box>
            <text:p>고모부</text:p>
          </draw:text-box>
        </draw:frame>
        <draw:frame draw:style-name="gr27" draw:text-style-name="P9" draw:layer="layout" svg:width="1.992cm" svg:height="1.016cm" svg:x="7.136cm" svg:y="14.97cm">
          <draw:text-box>
            <text:p>고모</text:p>
          </draw:text-box>
        </draw:frame>
        <draw:frame draw:style-name="gr28" draw:text-style-name="P9" draw:layer="layout" svg:width="2.159cm" svg:height="0.899cm" svg:x="14.97cm" svg:y="8.176cm">
          <draw:text-box>
            <text:p>외삼촌</text:p>
          </draw:text-box>
        </draw:frame>
        <draw:frame draw:style-name="gr29" draw:text-style-name="P9" draw:layer="layout" svg:width="2.183cm" svg:height="1.079cm" svg:x="18.375cm" svg:y="8.176cm">
          <draw:text-box>
            <text:p>외숙모</text:p>
          </draw:text-box>
        </draw:frame>
        <draw:frame draw:style-name="gr25" draw:text-style-name="P9" draw:layer="layout" svg:width="1.905cm" svg:height="0.899cm" svg:x="15.097cm" svg:y="12.049cm">
          <draw:text-box>
            <text:p>이모</text:p>
          </draw:text-box>
        </draw:frame>
        <draw:frame draw:style-name="gr30" draw:text-style-name="P9" draw:layer="layout" svg:width="2.413cm" svg:height="0.899cm" svg:x="18.78cm" svg:y="11.916cm">
          <draw:text-box>
            <text:p>이모부</text:p>
          </draw:text-box>
        </draw:frame>
        <draw:frame draw:style-name="gr31" draw:text-style-name="P10" draw:layer="layout" svg:width="4.826cm" svg:height="1.199cm" svg:x="16.367cm" svg:y="13.319cm">
          <draw:text-box>
            <text:p><text:span text:style-name="T3">d</text:span><text:span text:style-name="T3">o</text:span><text:span text:style-name="T3">u</text:span><text:span text:style-name="T3">bl</text:span><text:span text:style-name="T3">e </text:span><text:span text:style-name="T3">li</text:span><text:span text:style-name="T3">n</text:span><text:span text:style-name="T3">e</text:span><text:span text:style-name="T3"><text:line-break/></text:span><text:span text:style-name="T3">in</text:span><text:span text:style-name="T3">d</text:span><text:span text:style-name="T3">ic</text:span><text:span text:style-name="T3">a</text:span><text:span text:style-name="T3">t</text:span><text:span text:style-name="T3">e</text:span><text:span text:style-name="T3">s </text:span><text:span text:style-name="T3">m</text:span><text:span text:style-name="T3">a</text:span><text:span text:style-name="T3">rr</text:span><text:span text:style-name="T3">i</text:span><text:span text:style-name="T3">a</text:span><text:span text:style-name="T3">g</text:span><text:span text:style-name="T3">e</text:span></text:p>
          </draw:text-box>
        </draw:frame>
        <draw:frame draw:style-name="gr31" draw:text-style-name="P10" draw:layer="layout" svg:width="4.826cm" svg:height="1.199cm" svg:x="16.367cm" svg:y="14.716cm">
          <draw:text-box>
            <text:p><text:span text:style-name="T3">si</text:span><text:span text:style-name="T3">n</text:span><text:span text:style-name="T3">gl</text:span><text:span text:style-name="T3">e </text:span><text:span text:style-name="T3">li</text:span><text:span text:style-name="T3">n</text:span><text:span text:style-name="T3">e</text:span><text:span text:style-name="T3"><text:line-break/></text:span><text:span text:style-name="T3">in</text:span><text:span text:style-name="T3">d</text:span><text:span text:style-name="T3">ic</text:span><text:span text:style-name="T3">a</text:span><text:span text:style-name="T3">t</text:span><text:span text:style-name="T3">e</text:span><text:span text:style-name="T3">s </text:span><text:span text:style-name="T3">si</text:span><text:span text:style-name="T3">bl</text:span><text:span text:style-name="T3">in</text:span><text:span text:style-name="T3">g</text:span></text:p>
          </draw:text-box>
        </draw:frame>
        <draw:g>
          <draw:line draw:style-name="gr3" draw:text-style-name="P2" draw:layer="layout" svg:x1="15.224cm" svg:y1="13.754cm" svg:x2="16.24cm" svg:y2="13.754cm">
            <text:p/>
          </draw:line>
          <draw:line draw:style-name="gr3" draw:text-style-name="P2" draw:layer="layout" svg:x1="15.224cm" svg:y1="13.954cm" svg:x2="16.24cm" svg:y2="13.954cm">
            <text:p/>
          </draw:line>
        </draw:g>
        <draw:line draw:style-name="gr3" draw:text-style-name="P2" draw:layer="layout" svg:x1="15.224cm" svg:y1="15.224cm" svg:x2="16.367cm" svg:y2="15.224cm">
          <text:p/>
        </draw:line>
        <draw:custom-shape draw:style-name="gr32" draw:text-style-name="P7" draw:layer="layout" svg:width="6.35cm" svg:height="3.175cm" svg:x="14.589cm" svg:y="13.06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custom-shape draw:style-name="gr33" draw:text-style-name="P1" draw:layer="layout" svg:width="1.778cm" svg:height="1.778cm" svg:x="6.588cm" svg:y="4.937cm">
            <text:p text:style-name="P7">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0.71cm" svg:height="0.441cm" draw:transform="skewX (-0.779464043940668) rotate (-2.4614378440876) translate (8.01143980485311cm 5.06695168208645cm)" svg:viewBox="0 0 711 442" svg:d="M0 19c165-13 336-52 495 42l143 148 68 213 5 20">
            <text:p/>
          </draw:path>
          <draw:path draw:style-name="gr2" draw:text-style-name="P2" draw:layer="layout" svg:width="0.845cm" svg:height="0.182cm" draw:transform="skewX (-0.217468024798493) rotate (-1.52210164066426) translate (6.85484558823529cm 5.44cm)" svg:viewBox="0 0 846 183" svg:d="M0 0c251 15 623-36 718 116l128 67">
            <text:p/>
          </draw:path>
        </draw:g>
        <draw:g>
          <draw:custom-shape draw:style-name="gr33" draw:text-style-name="P1" draw:layer="layout" svg:width="1.778cm" svg:height="1.778cm" svg:x="3.392cm" svg:y="4.937cm">
            <text:p text:style-name="P7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1.087cm" svg:height="0.74cm" draw:transform="rotate (-1.5707963267949) translate (3.77283553728961cm 5.064cm)" svg:viewBox="0 0 1088 741" svg:d="M0 7c128-28 235 39 360 55 130 17 244 84 372 112 138 31 265 117 317 233 47 105 61 233-11 334h-11">
            <text:p/>
          </draw:path>
          <draw:path draw:style-name="gr2" draw:text-style-name="P2" draw:layer="layout" svg:width="1.142cm" svg:height="0.81cm" draw:transform="rotate (1.5707963267949) translate (4.78917999899882cm 6.20737466738133cm)" svg:viewBox="0 0 1143 811" svg:d="M1143 8c-134-32-247 42-378 60-136 19-256 92-391 123-144 33-278 128-333 254-49 115-64 255 12 366h12">
            <text:p/>
          </draw:path>
          <draw:path draw:style-name="gr3" draw:text-style-name="P2" draw:layer="layout" svg:width="0.987cm" svg:height="0.448cm" draw:transform="rotate (-2.35619449019235) translate (4.0905cm 5.38150000000001cm)" svg:viewBox="0 0 988 449" svg:d="M0 449c359 0 629-90 629-90l359-359">
            <text:p/>
          </draw:path>
          <draw:path draw:style-name="gr2" draw:text-style-name="P2" draw:layer="layout" svg:width="0.951cm" svg:height="0.371cm" draw:transform="rotate (-0.363901149040818) translate (3.9396695141846cm 4.76428667031095cm)" svg:viewBox="0 0 952 372" svg:d="M0 370c88 7 176-9 266-8 105 1 212-28 313-60 85-28 177-55 251-113l66-67 49-95 7-27">
            <text:p/>
          </draw:path>
        </draw:g>
        <draw:g>
          <draw:custom-shape draw:style-name="gr33" draw:text-style-name="P1" draw:layer="layout" svg:width="1.778cm" svg:height="1.778cm" svg:x="5.572cm" svg:y="8.048cm">
            <text:p text:style-name="P7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0.71cm" svg:height="0.441cm" draw:transform="skewX (-0.779464043940668) rotate (-2.4614378440876) translate (6.99543980485311cm 8.17795168208645cm)" svg:viewBox="0 0 711 442" svg:d="M0 19c165-13 336-52 495 42l143 148 68 213 5 20">
            <text:p/>
          </draw:path>
          <draw:path draw:style-name="gr2" draw:text-style-name="P2" draw:layer="layout" svg:width="0.845cm" svg:height="0.182cm" draw:transform="skewX (-0.217468024798493) rotate (-1.52210164066426) translate (5.83884558823529cm 8.551cm)" svg:viewBox="0 0 846 183" svg:d="M0 0c251 15 623-36 718 116l128 67">
            <text:p/>
          </draw:path>
        </draw:g>
        <draw:g>
          <draw:custom-shape draw:style-name="gr1" draw:text-style-name="P1" draw:layer="layout" svg:width="1.778cm" svg:height="1.778cm" svg:x="9.128cm" svg:y="8.0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0.71cm" svg:height="0.441cm" draw:transform="skewX (-0.779464043940668) rotate (-2.4614378440876) translate (10.5514398048531cm 8.17795168208645cm)" svg:viewBox="0 0 711 442" svg:d="M0 19c165-13 336-52 495 42l143 148 68 213 5 20">
            <text:p/>
          </draw:path>
          <draw:path draw:style-name="gr2" draw:text-style-name="P2" draw:layer="layout" svg:width="0.845cm" svg:height="0.182cm" draw:transform="skewX (-0.217468024798493) rotate (-1.52210164066426) translate (9.39484558823529cm 8.551cm)" svg:viewBox="0 0 846 183" svg:d="M0 0c251 15 623-36 718 116l128 67">
            <text:p/>
          </draw:path>
        </draw:g>
        <draw:g>
          <draw:custom-shape draw:style-name="gr1" draw:text-style-name="P1" draw:layer="layout" svg:width="1.778cm" svg:height="1.778cm" svg:x="12.536cm" svg:y="8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1.087cm" svg:height="0.74cm" draw:transform="rotate (-1.5707963267949) translate (12.9168355372896cm 8.175cm)" svg:viewBox="0 0 1088 741" svg:d="M0 7c128-28 235 39 360 55 130 17 244 84 372 112 138 31 265 117 317 233 47 105 61 233-11 334h-11">
            <text:p/>
          </draw:path>
          <draw:path draw:style-name="gr2" draw:text-style-name="P2" draw:layer="layout" svg:width="1.142cm" svg:height="0.81cm" draw:transform="rotate (1.5707963267949) translate (13.9331799989988cm 9.31837466738133cm)" svg:viewBox="0 0 1143 811" svg:d="M1143 8c-134-32-247 42-378 60-136 19-256 92-391 123-144 33-278 128-333 254-49 115-64 255 12 366h12">
            <text:p/>
          </draw:path>
          <draw:path draw:style-name="gr3" draw:text-style-name="P2" draw:layer="layout" svg:width="0.987cm" svg:height="0.448cm" draw:transform="rotate (-2.35619449019235) translate (13.2345cm 8.49250000000001cm)" svg:viewBox="0 0 988 449" svg:d="M0 449c359 0 629-90 629-90l359-359">
            <text:p/>
          </draw:path>
          <draw:path draw:style-name="gr2" draw:text-style-name="P2" draw:layer="layout" svg:width="0.951cm" svg:height="0.371cm" draw:transform="rotate (-0.363901149040818) translate (13.0836695141846cm 7.87528667031095cm)" svg:viewBox="0 0 952 372" svg:d="M0 370c88 7 176-9 266-8 105 1 212-28 313-60 85-28 177-55 251-113l66-67 49-95 7-27">
            <text:p/>
          </draw:path>
        </draw:g>
        <draw:g>
          <draw:custom-shape draw:style-name="gr33" draw:text-style-name="P1" draw:layer="layout" svg:width="1.778cm" svg:height="1.778cm" svg:x="14.949cm" svg:y="10.144cm">
            <text:p text:style-name="P7">1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1.087cm" svg:height="0.74cm" draw:transform="rotate (-1.5707963267949) translate (15.3298355372896cm 10.271cm)" svg:viewBox="0 0 1088 741" svg:d="M0 7c128-28 235 39 360 55 130 17 244 84 372 112 138 31 265 117 317 233 47 105 61 233-11 334h-11">
            <text:p/>
          </draw:path>
          <draw:path draw:style-name="gr2" draw:text-style-name="P2" draw:layer="layout" svg:width="1.142cm" svg:height="0.81cm" draw:transform="rotate (1.5707963267949) translate (16.3461799989988cm 11.4143746673813cm)" svg:viewBox="0 0 1143 811" svg:d="M1143 8c-134-32-247 42-378 60-136 19-256 92-391 123-144 33-278 128-333 254-49 115-64 255 12 366h12">
            <text:p/>
          </draw:path>
          <draw:path draw:style-name="gr3" draw:text-style-name="P2" draw:layer="layout" svg:width="0.987cm" svg:height="0.448cm" draw:transform="rotate (-2.35619449019235) translate (15.6475cm 10.5885cm)" svg:viewBox="0 0 988 449" svg:d="M0 449c359 0 629-90 629-90l359-359">
            <text:p/>
          </draw:path>
          <draw:path draw:style-name="gr2" draw:text-style-name="P2" draw:layer="layout" svg:width="0.951cm" svg:height="0.371cm" draw:transform="rotate (-0.363901149040818) translate (15.4966695141846cm 9.97128667031095cm)" svg:viewBox="0 0 952 372" svg:d="M0 370c88 7 176-9 266-8 105 1 212-28 313-60 85-28 177-55 251-113l66-67 49-95 7-27">
            <text:p/>
          </draw:path>
        </draw:g>
        <draw:g>
          <draw:custom-shape draw:style-name="gr33" draw:text-style-name="P1" draw:layer="layout" svg:width="1.778cm" svg:height="1.778cm" svg:x="14.97cm" svg:y="6.397cm">
            <text:p text:style-name="P7">8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0.71cm" svg:height="0.441cm" draw:transform="skewX (-0.779464043940668) rotate (-2.4614378440876) translate (16.3934398048531cm 6.52695168208645cm)" svg:viewBox="0 0 711 442" svg:d="M0 19c165-13 336-52 495 42l143 148 68 213 5 20">
            <text:p/>
          </draw:path>
          <draw:path draw:style-name="gr2" draw:text-style-name="P2" draw:layer="layout" svg:width="0.845cm" svg:height="0.182cm" draw:transform="skewX (-0.217468024798493) rotate (-1.52210164066426) translate (15.2368455882353cm 6.9cm)" svg:viewBox="0 0 846 183" svg:d="M0 0c251 15 623-36 718 116l128 67">
            <text:p/>
          </draw:path>
        </draw:g>
        <draw:g>
          <draw:custom-shape draw:style-name="gr33" draw:text-style-name="P1" draw:layer="layout" svg:width="1.778cm" svg:height="1.778cm" svg:x="18.551cm" svg:y="6.397cm">
            <text:p text:style-name="P7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1.087cm" svg:height="0.74cm" draw:transform="rotate (-1.5707963267949) translate (18.9318355372896cm 6.524cm)" svg:viewBox="0 0 1088 741" svg:d="M0 7c128-28 235 39 360 55 130 17 244 84 372 112 138 31 265 117 317 233 47 105 61 233-11 334h-11">
            <text:p/>
          </draw:path>
          <draw:path draw:style-name="gr2" draw:text-style-name="P2" draw:layer="layout" svg:width="1.142cm" svg:height="0.81cm" draw:transform="rotate (1.5707963267949) translate (19.9481799989988cm 7.66737466738133cm)" svg:viewBox="0 0 1143 811" svg:d="M1143 8c-134-32-247 42-378 60-136 19-256 92-391 123-144 33-278 128-333 254-49 115-64 255 12 366h12">
            <text:p/>
          </draw:path>
          <draw:path draw:style-name="gr3" draw:text-style-name="P2" draw:layer="layout" svg:width="0.987cm" svg:height="0.448cm" draw:transform="rotate (-2.35619449019235) translate (19.2495cm 6.8415cm)" svg:viewBox="0 0 988 449" svg:d="M0 449c359 0 629-90 629-90l359-359">
            <text:p/>
          </draw:path>
          <draw:path draw:style-name="gr2" draw:text-style-name="P2" draw:layer="layout" svg:width="0.951cm" svg:height="0.371cm" draw:transform="rotate (-0.363901149040818) translate (19.0986695141846cm 6.22428667031095cm)" svg:viewBox="0 0 952 372" svg:d="M0 370c88 7 176-9 266-8 105 1 212-28 313-60 85-28 177-55 251-113l66-67 49-95 7-27">
            <text:p/>
          </draw:path>
        </draw:g>
        <draw:g>
          <draw:custom-shape draw:style-name="gr34" draw:text-style-name="P1" draw:layer="layout" svg:width="1.407cm" svg:height="1.397cm" svg:x="3.779cm" svg:y="10.906cm">
            <text:p text:style-name="P7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0.854cm" svg:height="0.585cm" draw:transform="rotate (-1.5707963267949) translate (4.08020631299552cm 11.0057857142857cm)" svg:viewBox="0 0 855 586" svg:d="M0 5c101-22 185 31 283 44 102 13 192 66 292 88 109 25 208 93 249 185 37 83 48 184-8 264h-9">
            <text:p/>
          </draw:path>
          <draw:path draw:style-name="gr2" draw:text-style-name="P2" draw:layer="layout" svg:width="0.897cm" svg:height="0.641cm" draw:transform="rotate (1.5707963267949) translate (4.88441657241651cm 11.904151524371cm)" svg:viewBox="0 0 898 642" svg:d="M898 6c-105-25-194 34-297 48-107 15-201 73-307 97-113 26-219 101-262 201-38 91-50 202 10 290h9">
            <text:p/>
          </draw:path>
          <draw:path draw:style-name="gr3" draw:text-style-name="P2" draw:layer="layout" svg:width="0.778cm" svg:height="0.354cm" draw:transform="skewX (-0.00872664625997179) rotate (-2.36090687917273) translate (4.33234470604431cm 11.2557788052902cm)" svg:viewBox="0 0 779 355" svg:d="M0 355c283 0 496-72 496-72l283-283">
            <text:p/>
          </draw:path>
          <draw:path draw:style-name="gr2" draw:text-style-name="P2" draw:layer="layout" svg:width="0.753cm" svg:height="0.292cm" draw:transform="rotate (-0.362155819788824) translate (4.21126182489618cm 10.7694553111065cm)" svg:viewBox="0 0 754 293" svg:d="M0 291c70 6 139-7 210-6 83 1 168-22 248-47 67-22 140-44 199-89l52-53 39-75 6-21">
            <text:p/>
          </draw:path>
        </draw:g>
        <draw:g>
          <draw:custom-shape draw:style-name="gr35" draw:text-style-name="P1" draw:layer="layout" svg:width="1.422cm" svg:height="1.422cm" svg:x="6.715cm" svg:y="10.779cm">
            <text:p text:style-name="P7">4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0.568cm" svg:height="0.352cm" draw:transform="skewX (-0.77876591223987) rotate (-2.4616123770128) translate (7.85345909570493cm 10.8829540951092cm)" svg:viewBox="0 0 569 353" svg:d="M0 15c132-10 269-41 396 34l115 118 54 170 4 16">
            <text:p/>
          </draw:path>
          <draw:path draw:style-name="gr2" draw:text-style-name="P2" draw:layer="layout" svg:width="0.677cm" svg:height="0.14cm" draw:transform="skewX (-0.225845605208066) rotate (-1.53013015522343) translate (6.92841643783497cm 11.1812868391451cm)" svg:viewBox="0 0 678 141" svg:d="M0 0c201 10 499-33 575 88l103 53">
            <text:p/>
          </draw:path>
        </draw:g>
        <draw:g>
          <draw:custom-shape draw:style-name="gr33" draw:text-style-name="P1" draw:layer="layout" svg:width="1.778cm" svg:height="1.778cm" svg:x="3.667cm" svg:y="13.365cm">
            <text:p text:style-name="P7">7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0.71cm" svg:height="0.441cm" draw:transform="skewX (-0.779464043940668) rotate (-2.4614378440876) translate (5.09043980485312cm 13.4949516820865cm)" svg:viewBox="0 0 711 442" svg:d="M0 19c165-13 336-52 495 42l143 148 68 213 5 20">
            <text:p/>
          </draw:path>
          <draw:path draw:style-name="gr2" draw:text-style-name="P2" draw:layer="layout" svg:width="0.845cm" svg:height="0.182cm" draw:transform="skewX (-0.217468024798493) rotate (-1.52210164066426) translate (3.93384558823529cm 13.868cm)" svg:viewBox="0 0 846 183" svg:d="M0 0c251 15 623-36 718 116l128 67">
            <text:p/>
          </draw:path>
        </draw:g>
        <draw:g>
          <draw:custom-shape draw:style-name="gr33" draw:text-style-name="P1" draw:layer="layout" svg:width="1.778cm" svg:height="1.778cm" svg:x="6.875cm" svg:y="13.365cm">
            <text:p text:style-name="P7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1.087cm" svg:height="0.74cm" draw:transform="rotate (-1.5707963267949) translate (7.25583553728961cm 13.492cm)" svg:viewBox="0 0 1088 741" svg:d="M0 7c128-28 235 39 360 55 130 17 244 84 372 112 138 31 265 117 317 233 47 105 61 233-11 334h-11">
            <text:p/>
          </draw:path>
          <draw:path draw:style-name="gr2" draw:text-style-name="P2" draw:layer="layout" svg:width="1.142cm" svg:height="0.81cm" draw:transform="rotate (1.5707963267949) translate (8.27217999899882cm 14.6353746673813cm)" svg:viewBox="0 0 1143 811" svg:d="M1143 8c-134-32-247 42-378 60-136 19-256 92-391 123-144 33-278 128-333 254-49 115-64 255 12 366h12">
            <text:p/>
          </draw:path>
          <draw:path draw:style-name="gr3" draw:text-style-name="P2" draw:layer="layout" svg:width="0.987cm" svg:height="0.448cm" draw:transform="rotate (-2.35619449019235) translate (7.5735cm 13.8095cm)" svg:viewBox="0 0 988 449" svg:d="M0 449c359 0 629-90 629-90l359-359">
            <text:p/>
          </draw:path>
          <draw:path draw:style-name="gr2" draw:text-style-name="P2" draw:layer="layout" svg:width="0.951cm" svg:height="0.371cm" draw:transform="rotate (-0.363901149040818) translate (7.4226695141846cm 13.1922866703109cm)" svg:viewBox="0 0 952 372" svg:d="M0 370c88 7 176-9 266-8 105 1 212-28 313-60 85-28 177-55 251-113l66-67 49-95 7-27">
            <text:p/>
          </draw:path>
        </draw:g>
        <draw:custom-shape draw:style-name="gr22" draw:text-style-name="P8" draw:layer="layout" svg:width="1.27cm" svg:height="1.143cm" svg:x="11.16cm" svg:y="10.652cm">
          <text:p text:style-name="P7">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2" draw:layer="layout" svg:x1="11.187cm" svg:y1="8.747cm" svg:x2="12.203cm" svg:y2="8.747cm">
            <text:p/>
          </draw:line>
          <draw:line draw:style-name="gr3" draw:text-style-name="P2" draw:layer="layout" svg:x1="11.187cm" svg:y1="8.947cm" svg:x2="12.203cm" svg:y2="8.947cm">
            <text:p/>
          </draw:line>
        </draw:g>
        <draw:g>
          <draw:line draw:style-name="gr3" draw:text-style-name="P2" draw:layer="layout" svg:x1="17.002cm" svg:y1="7.15cm" svg:x2="18.018cm" svg:y2="7.15cm">
            <text:p/>
          </draw:line>
          <draw:line draw:style-name="gr3" draw:text-style-name="P2" draw:layer="layout" svg:x1="17.002cm" svg:y1="7.35cm" svg:x2="18.018cm" svg:y2="7.35cm">
            <text:p/>
          </draw:line>
        </draw:g>
        <draw:g>
          <draw:line draw:style-name="gr3" draw:text-style-name="P2" draw:layer="layout" svg:x1="17.383cm" svg:y1="10.96cm" svg:x2="18.399cm" svg:y2="10.96cm">
            <text:p/>
          </draw:line>
          <draw:line draw:style-name="gr3" draw:text-style-name="P2" draw:layer="layout" svg:x1="17.383cm" svg:y1="11.16cm" svg:x2="18.399cm" svg:y2="11.16cm">
            <text:p/>
          </draw:line>
        </draw:g>
        <draw:g>
          <draw:custom-shape draw:style-name="gr33" draw:text-style-name="P1" draw:layer="layout" svg:width="1.778cm" svg:height="1.778cm" svg:x="18.78cm" svg:y="10.144cm">
            <text:p text:style-name="P7">1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0.71cm" svg:height="0.441cm" draw:transform="skewX (-0.779464043940668) rotate (-2.4614378440876) translate (20.2034398048531cm 10.2739516820864cm)" svg:viewBox="0 0 711 442" svg:d="M0 19c165-13 336-52 495 42l143 148 68 213 5 20">
            <text:p/>
          </draw:path>
          <draw:path draw:style-name="gr2" draw:text-style-name="P2" draw:layer="layout" svg:width="0.845cm" svg:height="0.182cm" draw:transform="skewX (-0.217468024798493) rotate (-1.52210164066426) translate (19.0468455882353cm 10.647cm)" svg:viewBox="0 0 846 183" svg:d="M0 0c251 15 623-36 718 116l128 67">
            <text:p/>
          </draw:path>
        </draw:g>
        <draw:g>
          <draw:line draw:style-name="gr3" draw:text-style-name="P2" draw:layer="layout" svg:x1="5.445cm" svg:y1="5.826cm" svg:x2="6.461cm" svg:y2="5.826cm">
            <text:p/>
          </draw:line>
          <draw:line draw:style-name="gr3" draw:text-style-name="P2" draw:layer="layout" svg:x1="5.445cm" svg:y1="6.026cm" svg:x2="6.461cm" svg:y2="6.026cm">
            <text:p/>
          </draw:line>
        </draw:g>
        <draw:g>
          <draw:line draw:style-name="gr3" draw:text-style-name="P2" draw:layer="layout" svg:x1="5.426cm" svg:y1="11.468cm" svg:x2="6.442cm" svg:y2="11.468cm">
            <text:p/>
          </draw:line>
          <draw:line draw:style-name="gr3" draw:text-style-name="P2" draw:layer="layout" svg:x1="5.426cm" svg:y1="11.668cm" svg:x2="6.442cm" svg:y2="11.668cm">
            <text:p/>
          </draw:line>
        </draw:g>
        <draw:g>
          <draw:line draw:style-name="gr3" draw:text-style-name="P2" draw:layer="layout" svg:x1="5.572cm" svg:y1="13.954cm" svg:x2="6.588cm" svg:y2="13.954cm">
            <text:p/>
          </draw:line>
          <draw:line draw:style-name="gr3" draw:text-style-name="P2" draw:layer="layout" svg:x1="5.572cm" svg:y1="14.154cm" svg:x2="6.588cm" svg:y2="14.154cm">
            <text:p/>
          </draw:line>
        </draw:g>
        <draw:line draw:style-name="gr3" draw:text-style-name="P2" draw:layer="layout" svg:x1="7.731cm" svg:y1="9.001cm" svg:x2="8.874cm" svg:y2="9.001cm">
          <text:p/>
        </draw:line>
        <draw:line draw:style-name="gr3" draw:text-style-name="P2" draw:layer="layout" svg:x1="14.335cm" svg:y1="8.112cm" svg:x2="14.843cm" svg:y2="7.604cm">
          <text:p/>
        </draw:line>
        <draw:line draw:style-name="gr3" draw:text-style-name="P2" draw:layer="layout" svg:x1="13.827cm" svg:y1="9.89cm" svg:x2="14.843cm" svg:y2="10.906cm">
          <text:p/>
        </draw:line>
        <draw:line draw:style-name="gr3" draw:text-style-name="P2" draw:layer="layout" svg:x1="10.398cm" svg:y1="10.144cm" svg:x2="8.874cm" svg:y2="13.573cm">
          <text:p/>
        </draw:line>
        <draw:line draw:style-name="gr3" draw:text-style-name="P2" draw:layer="layout" svg:x1="9.763cm" svg:y1="10.017cm" svg:x2="8.366cm" svg:y2="11.414cm">
          <text:p/>
        </draw:line>
        <draw:line draw:style-name="gr3" draw:text-style-name="P2" draw:layer="layout" svg:x1="9.636cm" svg:y1="7.731cm" svg:x2="8.62cm" svg:y2="6.588cm">
          <text:p/>
        </draw:line>
        <draw:line draw:style-name="gr23" draw:text-style-name="P2" draw:layer="layout" svg:x1="11.668cm" svg:y1="9.128cm" svg:x2="11.668cm" svg:y2="10.398cm">
          <text:p/>
        </draw:line>
        <draw:frame draw:style-name="gr31" draw:text-style-name="P10" draw:layer="layout" svg:width="4.826cm" svg:height="1.199cm" svg:x="16.367cm" svg:y="13.319cm">
          <draw:text-box>
            <text:p><text:span text:style-name="T3">do</text:span><text:span text:style-name="T3">ubl</text:span><text:span text:style-name="T3">e </text:span><text:span text:style-name="T3">lin</text:span><text:span text:style-name="T3">e</text:span><text:span text:style-name="T3"><text:line-break/></text:span><text:span text:style-name="T3">ind</text:span><text:span text:style-name="T3">ica</text:span><text:span text:style-name="T3">tes </text:span><text:span text:style-name="T3">ma</text:span><text:span text:style-name="T3">rri</text:span><text:span text:style-name="T3">ag</text:span><text:span text:style-name="T3">e</text:span></text:p>
          </draw:text-box>
        </draw:frame>
        <draw:frame draw:style-name="gr31" draw:text-style-name="P10" draw:layer="layout" svg:width="4.826cm" svg:height="1.199cm" svg:x="16.367cm" svg:y="14.716cm">
          <draw:text-box>
            <text:p><text:span text:style-name="T3">sin</text:span><text:span text:style-name="T3">gl</text:span><text:span text:style-name="T3">e </text:span><text:span text:style-name="T3">lin</text:span><text:span text:style-name="T3">e</text:span><text:span text:style-name="T3"><text:line-break/></text:span><text:span text:style-name="T3">in</text:span><text:span text:style-name="T3">di</text:span><text:span text:style-name="T3">ca</text:span><text:span text:style-name="T3">te</text:span><text:span text:style-name="T3">s </text:span><text:span text:style-name="T3">si</text:span><text:span text:style-name="T3">bli</text:span><text:span text:style-name="T3">ng</text:span></text:p>
          </draw:text-box>
        </draw:frame>
        <draw:g>
          <draw:line draw:style-name="gr3" draw:text-style-name="P2" draw:layer="layout" svg:x1="15.224cm" svg:y1="13.754cm" svg:x2="16.24cm" svg:y2="13.754cm">
            <text:p/>
          </draw:line>
          <draw:line draw:style-name="gr3" draw:text-style-name="P2" draw:layer="layout" svg:x1="15.224cm" svg:y1="13.954cm" svg:x2="16.24cm" svg:y2="13.954cm">
            <text:p/>
          </draw:line>
        </draw:g>
        <draw:line draw:style-name="gr3" draw:text-style-name="P2" draw:layer="layout" svg:x1="15.224cm" svg:y1="15.224cm" svg:x2="16.367cm" svg:y2="15.224cm">
          <text:p/>
        </draw:line>
        <draw:custom-shape draw:style-name="gr32" draw:text-style-name="P7" draw:layer="layout" svg:width="6.35cm" svg:height="3.175cm" svg:x="14.589cm" svg:y="13.06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fo:font-size="14pt" style:font-size-asian="14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16:15:50.063323880</meta:creation-date>
    <dc:date>2017-05-17T06:02:01.919298425</dc:date>
    <meta:editing-duration>PT59M29S</meta:editing-duration>
    <meta:editing-cycles>24</meta:editing-cycles>
    <meta:generator>LibreOffice/5.2.5.1$Linux_X86_64 LibreOffice_project/20m0$Build-1</meta:generator>
    <meta:document-statistic meta:object-count="291"/>
  </office:meta>
</office:document-meta>
</file>